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ining</text:h>
      <text:p text:style-name="Standard">During the time user participate in many league, he may find some information (questions) that is interesting so he may want to put this question into his personal collection so that he can train.</text:p>
      <text:p text:style-name="Standard"/>
      <text:h text:style-name="Heading_20_2" text:outline-level="2">Scheduling</text:h>
      <text:p text:style-name="Standard">The training will be followed SM-2 algorithm like the previous version of seamoo.</text:p>
      <text:p text:style-name="Standard">Different to other training strategy, now he can re-schedule his training at any time he want if he find the training is so intense (especially when he have to resume his training after a long period).</text:p>
      <text:p text:style-name="Standard">Alternatively, if his scheduled item is over 300 when he start his training, the application would suggest a re-scheduling so that his training will be stretched until the number of scheduled items for today reduce to 300.</text:p>
      <text:p text:style-name="Standard"/>
      <text:h text:style-name="Heading_20_2" text:outline-level="2">Training procedure</text:h>
      <text:p text:style-name="Standard">He has to follow the training in the same manner he has in order to answer all the question.</text:p>
      <text:p text:style-name="Standard"/>
      <text:h text:style-name="Heading_20_2" text:outline-level="2">Judgment strategy</text:h>
      <text:p text:style-name="Standard">After he input his question, the program have to evaluate whether his answer is correct or not, in accordance with how much time he spend on that question, to assign a grade from 0 to 5 and used this grade with SM-2 algorithm.</text:p>
      <text:p text:style-name="Standard"/>
      <text:p text:style-name="Standard"/>
      <text:h text:style-name="Heading_20_2" text:outline-level="2">Editing</text:h>
      <text:p text:style-name="Standard">He cannot edit his question directly, however.</text:p>
      <text:p text:style-name="Standard">He will see a button edit to that question.</text:p>
      <text:p text:style-name="Standard">In case he press that button, a dialog will open and notify him to go to the question page and request for modification from there (in case he doesnot have enough reputation) or edit the question directly.</text:p>
      <text:p text:style-name="Standard">His modification request will go to Reports (Bao cao) page as usual and his modification will appear in Hot questions p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huong Nguyen</meta:initial-creator>
    <meta:creation-date>2010-01-26T16:27:18</meta:creation-date>
    <dc:date>2010-01-26T16:41:16</dc:date>
    <dc:creator>Phuong Nguyen</dc:creator>
    <meta:editing-duration>PT00H13M59S</meta:editing-duration>
    <meta:editing-cycles>4</meta:editing-cycles>
    <meta:generator>OpenOffice.org/3.1$Unix OpenOffice.org_project/310m19$Build-9420</meta:generator>
    <meta:document-statistic meta:table-count="0" meta:image-count="0" meta:object-count="0" meta:page-count="1" meta:paragraph-count="15" meta:word-count="263" meta:character-count="1495"/>
  </office:meta>
</office:document-meta>
</file>